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9cm" svg:height="1cm" svg:x="1.3cm" svg:y="7.3cm">
          <text:p text:style-name="P1">Class D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7cm" svg:height="1cm" svg:x="9.1cm" svg:y="6.4cm">
          <text:p text:style-name="P1">UpdateP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7cm" svg:height="1cm" svg:x="9.1cm" svg:y="8.8cm">
          <text:p text:style-name="P1">IsInStateAt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cm" svg:height="1cm" svg:x="9.1cm" svg:y="10cm">
          <text:p text:style-name="P1">CheckBound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7cm" svg:height="1cm" svg:x="9.1cm" svg:y="7.6cm">
          <text:p text:style-name="P1">UpdateXP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7cm" svg:height="1cm" svg:x="9.1cm" svg:y="5.2cm">
          <text:p text:style-name="P1">UpdateEnd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7cm" svg:height="1cm" svg:x="9.1cm" svg:y="4cm">
          <text:p text:style-name="P1">InitiateD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7cm" svg:height="1cm" svg:x="9.1cm" svg:y="11.2cm">
          <text:p text:style-name="P1">D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7cm" svg:height="1cm" svg:x="9.1cm" svg:y="10cm">
          <text:p text:style-name="P1">CheckBound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cm" svg:height="1cm" svg:x="18.9cm" svg:y="4.3cm">
          <text:p text:style-name="P1">Demon.WhereIs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6cm" svg:height="1cm" svg:x="18.9cm" svg:y="5.7cm">
          <text:p text:style-name="P1">LastEnd_P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8cm" svg:y1="5.7cm" svg:x2="18.9cm" svg:y2="4.8cm" draw:start-shape="id1" draw:start-glue-point="1" draw:end-shape="id2" draw:end-glue-point="3" svg:d="m14800 5700h2051v-900h2049">
          <text:p/>
        </draw:connector>
        <draw:connector draw:style-name="gr2" draw:text-style-name="P1" draw:layer="layout" svg:x1="14.8cm" svg:y1="5.7cm" svg:x2="18.9cm" svg:y2="6.2cm" draw:start-shape="id1" draw:start-glue-point="1" draw:end-shape="id3" draw:end-glue-point="3" svg:d="m14800 5700h2051v500h2049">
          <text:p/>
        </draw:connector>
        <draw:connector draw:style-name="gr2" draw:text-style-name="P1" draw:layer="layout" svg:x1="5.2cm" svg:y1="7.8cm" svg:x2="9.1cm" svg:y2="4.5cm" draw:start-shape="id4" draw:start-glue-point="1" draw:end-shape="id5" draw:end-glue-point="3" svg:d="m5200 7800h1951v-3300h1949">
          <text:p/>
        </draw:connector>
        <draw:connector draw:style-name="gr2" draw:text-style-name="P1" draw:layer="layout" svg:x1="5.2cm" svg:y1="7.8cm" svg:x2="9.1cm" svg:y2="5.7cm" draw:start-shape="id4" draw:start-glue-point="1" draw:end-shape="id1" draw:end-glue-point="3" svg:d="m5200 7800h1951v-2100h1949">
          <text:p/>
        </draw:connector>
        <draw:connector draw:style-name="gr2" draw:text-style-name="P1" draw:layer="layout" svg:x1="5.2cm" svg:y1="7.8cm" svg:x2="9.1cm" svg:y2="6.9cm" draw:start-shape="id4" draw:start-glue-point="1" draw:end-shape="id6" draw:end-glue-point="3" svg:d="m5200 7800h1951v-900h1949">
          <text:p/>
        </draw:connector>
        <draw:connector draw:style-name="gr2" draw:text-style-name="P1" draw:layer="layout" svg:x1="9.1cm" svg:y1="8.1cm" svg:x2="5.2cm" svg:y2="7.8cm" draw:start-shape="id7" draw:start-glue-point="3" draw:end-shape="id4" draw:end-glue-point="1" svg:d="m9100 8100h-1949v-300h-1951">
          <text:p/>
        </draw:connector>
        <draw:connector draw:style-name="gr2" draw:text-style-name="P1" draw:layer="layout" svg:x1="9.1cm" svg:y1="9.3cm" svg:x2="5.2cm" svg:y2="7.8cm" draw:start-shape="id8" draw:start-glue-point="3" draw:end-shape="id4" draw:end-glue-point="1" svg:d="m9100 9300h-1949v-1500h-1951">
          <text:p/>
        </draw:connector>
        <draw:connector draw:style-name="gr2" draw:text-style-name="P1" draw:layer="layout" svg:x1="9.1cm" svg:y1="10.5cm" svg:x2="5.2cm" svg:y2="7.8cm" draw:start-shape="id9" draw:start-glue-point="3" draw:end-shape="id4" draw:end-glue-point="1" svg:d="m9100 10500h-1949v-2700h-1951">
          <text:p/>
        </draw:connector>
        <draw:connector draw:style-name="gr2" draw:text-style-name="P1" draw:layer="layout" svg:x1="9.1cm" svg:y1="11.7cm" svg:x2="5.2cm" svg:y2="7.8cm" draw:start-shape="id10" draw:start-glue-point="3" draw:end-shape="id4" draw:end-glue-point="1" svg:d="m9100 11700h-1949v-3900h-1951">
          <text:p/>
        </draw:connector>
        <draw:custom-shape draw:style-name="gr1" draw:text-style-name="P1" xml:id="id11" draw:id="id11" draw:layer="layout" svg:width="6cm" svg:height="1cm" svg:x="18.9cm" svg:y="7cm">
          <text:p text:style-name="P1">Last_Xp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8cm" svg:y1="10.5cm" svg:x2="18.9cm" svg:y2="7.5cm" draw:start-shape="id9" draw:start-glue-point="1" draw:end-shape="id11" draw:end-glue-point="3" svg:d="m14800 10500h2051v-3000h2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7T20:31:11.74</meta:creation-date>
    <dc:date>2012-10-17T20:47:28.72</dc:date>
    <meta:editing-duration>PT10M18S</meta:editing-duration>
    <meta:editing-cycles>4</meta:editing-cycles>
    <meta:generator>LibreOffice/3.6$Windows_x86 LibreOffice_project/da8c1e6-fd468f4-454e206-f42a4a9-143cfd</meta:generator>
    <meta:document-statistic meta:object-count="22"/>
  </office:meta>
</office:document-meta>
</file>